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1.1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jmeno</text:p>
          </table:table-cell>
          <table:table-cell office:value-type="string">
            <text:p>oznaceni</text:p>
          </table:table-cell>
          <table:table-cell office:value-type="string">
            <text:p>druh</text:p>
          </table:table-cell>
          <table:table-cell office:value-type="string">
            <text:p>pocet</text:p>
          </table:table-cell>
        </table:table-row>
        <table:table-row table:style-name="ro1">
          <table:table-cell office:value-type="string">
            <text:p>kanon1</text:p>
          </table:table-cell>
          <table:table-cell office:value-type="string">
            <text:p>k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non2</text:p>
          </table:table-cell>
          <table:table-cell office:value-type="string">
            <text:p>k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non3</text:p>
          </table:table-cell>
          <table:table-cell office:value-type="string">
            <text:p>k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anon4</text:p>
          </table:table-cell>
          <table:table-cell office:value-type="string">
            <text:p>k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1</text:p>
          </table:table-cell>
          <table:table-cell office:value-type="string">
            <text:p>r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2</text:p>
          </table:table-cell>
          <table:table-cell office:value-type="string">
            <text:p>r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3</text:p>
          </table:table-cell>
          <table:table-cell office:value-type="string">
            <text:p>r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ketomet4</text:p>
          </table:table-cell>
          <table:table-cell office:value-type="string">
            <text:p>r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it1</text:p>
          </table:table-cell>
          <table:table-cell office:value-type="string">
            <text:p>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t2</text:p>
          </table:table-cell>
          <table:table-cell office:value-type="string">
            <text:p>s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it3</text:p>
          </table:table-cell>
          <table:table-cell office:value-type="string">
            <text:p>s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hon1</text:p>
          </table:table-cell>
          <table:table-cell office:value-type="string">
            <text:p>p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hon2</text:p>
          </table:table-cell>
          <table:table-cell office:value-type="string">
            <text:p>p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hon3</text:p>
          </table:table-cell>
          <table:table-cell office:value-type="string">
            <text:p>p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.04.2016</text:date>, <text:time>02:06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OpenOffice/4.1.1$Win32 OpenOffice.org_project/411m6$Build-9775</meta:generator>
  </office:meta>
</office:document-meta>
</file>